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Fuentedepárrafopredeter." style:family="text">
      <style:text-properties fo:font-size="18pt" style:font-size-asian="18pt" style:font-size-complex="18pt"/>
    </style:style>
    <style:style style:name="T10" style:parent-style-name="Fuentedepárrafopredeter." style:family="text">
      <style:text-properties fo:font-size="18pt" style:font-size-asian="18pt" style:font-size-complex="18pt"/>
    </style:style>
    <style:style style:name="T11" style:parent-style-name="Fuentedepárrafopredeter." style:family="text">
      <style:text-properties fo:font-size="18pt" style:font-size-asian="18pt" style:font-size-complex="18pt"/>
    </style:style>
    <style:style style:name="T12" style:parent-style-name="Fuentedepárrafopredeter." style:family="text">
      <style:text-properties fo:font-size="18pt" style:font-size-asian="18pt" style:font-size-complex="18pt"/>
    </style:style>
    <style:style style:name="T13" style:parent-style-name="Fuentedepárrafopredeter." style:family="text">
      <style:text-properties fo:font-size="18pt" style:font-size-asian="18pt" style:font-size-complex="18pt"/>
    </style:style>
    <style:style style:name="T14" style:parent-style-name="Fuentedepárrafopredeter." style:family="text">
      <style:text-properties fo:font-size="18pt" style:font-size-asian="18pt" style:font-size-complex="18pt"/>
    </style:style>
    <style:style style:name="T15" style:parent-style-name="Fuentedepárrafopredeter.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<text:span text:style-name="T2">PEATONES</text:span> (<text:span text:style-name="T3">dni</text:span>, nombre, edad)</text:p>
      <text:p text:style-name="Normal"><text:span text:style-name="T4">COCHES</text:span> (<text:span text:style-name="T5">matricula</text:span>, marca, modelo)</text:p>
      <text:p text:style-name="Normal"><text:span text:style-name="T6">ATROPELLADOS</text:span> (<text:span text:style-name="T7">dni, matricula</text:span>) donde {dni} referencia PEATONES y {matricula} referencia COCHES</text:p>
      <text:p text:style-name="Normal">Indique que operación en <text:a office:title="Algebra Relacional" xlink:href="https://aulasvirtuales.educastur.es/mod/resource/view.php?id=712301" office:target-frame-name="_top" xlink:show="replace"><text:span text:style-name="Hipervínculo">algebra relacional</text:span></text:a> se debe hacer para:</text:p>
      <text:p text:style-name="P8">Mostrar los nombres de los Peatones que tienen menos de 30 años:</text:p>
      <text:p text:style-name="Normal"><text:span text:style-name="T9">σ</text:span><text:span text:style-name="T10">edad</text:span><text:span text:style-name="T11">&lt;30</text:span><text:span text:style-name="T12"><text:s/></text:span><text:span text:style-name="T13">(Πnombre<text:s/></text:span><text:span text:style-name="T14">(PEATONES)</text:span><text:span text:style-name="T15">)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o López Campo</meta:initial-creator>
    <dc:creator>Alberto López Campo</dc:creator>
    <meta:creation-date>2025-11-28T15:08:00Z</meta:creation-date>
    <dc:date>2025-11-28T15:08:00Z</dc:date>
    <meta:template xlink:href="Normal.dotm" xlink:type="simple"/>
    <meta:editing-cycles>2</meta:editing-cycles>
    <meta:editing-duration>PT60S</meta:editing-duration>
    <meta:document-statistic meta:page-count="1" meta:paragraph-count="1" meta:word-count="65" meta:character-count="424" meta:row-count="3" meta:non-whitespace-character-count="360"/>
  </office:meta>
</office:document-meta>
</file>